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T1" style:family="text">
      <style:text-properties fo:font-weight="bold" style:font-weight-asian="bold" style:font-weight-complex="bold"/>
    </style:style>
    <style:style style:name="T2" style:family="text">
      <style:text-properties fo:font-variant="normal" fo:text-transform="none" fo:color="#333333" style:font-name="sans-serif" fo:font-size="18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riage<text:line-break/></text:span><text:line-break/>EDR-Plattformen warnen Cybersicherheitsanalysten vor ungewöhnlichen und verdächtigen Netzwerkaktivitäten. Die Plattform generiert Warnungen für Analysten zu solchen Aktivitäten und erstellt Dashboards und Analyseberichte, in denen die Ergebnisse des Systems zusammengefasst werden. Dann beginnt der Triage-Prozess.<text:line-break/><text:line-break/>Während der Triage identifiziert und priorisiert das Cybersicherheitsteam die Warnmeldungen auf der Grundlage ihres Schweregrads, ihrer potenziellen Auswirkungen und der Wahrscheinlichkeit, dass es sich um einen echten positiven Fall handelt. Außerdem werden Warnungen als bekannte bösartige Aktivitäten eingestuft, die sofortige Abhilfemaßnahmen auslösen.<text:line-break/><text:line-break/>Die Triage ist eine schwierige Phase im Incident-Response-Prozess, in der häufig eine große Anzahl von Warnmeldungen gesichtet werden muss. Die Teams müssen unbedingt über einen gut definierten Triage-Prozess verfügen, um sicherzustellen, dass kritische Warnmeldungen nicht übersehen und die Ressourcen effizient zugewiesen werden.<text:line-break/><text:line-break/>Um diese Herausforderungen zu entschärfen, müssen die Teams die EDR-Plattform regelmäßig überprüfen, um die folgenden Punkte zu berücksichtigen:</text:p>
      <text:p text:style-name="P1"/>
      <text:p text:style-name="P1"/>
      <text:p text:style-name="P1"><text:span text:style-name="T2">False Positives Frequency</text:span> </text:p>
      <text:p text:style-name="P1">Häufige Fehlalarme müssen verwaltet werden, was in der Regel eine Feinabstimmung von EDR-Systemwarnungen erfordert, um Fehlalarme zu reduzieren. Dies wird vor allem durch Algorithmusanpassungen und die Pflege aktueller Whitelists und Regeln erreicht.</text:p>
      <text:p text:style-name="P1"/>
      <text:p text:style-name="P1"><text:span text:style-name="T2">Valuable Alerts</text:span> </text:p>
      <text:p text:style-name="P1">Um wertvolle Warnungen zu identifizieren, müssen sie auf der Grundlage von Faktoren wie Schweregrad, potenziellen Auswirkungen und der Wahrscheinlichkeit, dass es sich um echte positive Ergebnisse handelt, bewertet werden, um die schnelle Behebung von Bedrohungen mit hoher Priorität zu gewährleisten. Darüber hinaus ist es von entscheidender Bedeutung, dass Warnungen informativ sind und relevante Informationen bieten. Generische und bedeutungslose Warnmeldungen sollten vermieden werden</text:p>
      <text:p text:style-name="P1"/>
      <text:p text:style-name="P1"><text:span text:style-name="T2">Triage Structure</text:span> </text:p>
      <text:p text:style-name="P1">Die Einrichtung eines strukturierten Rahmens ist für die genaue Kategorisierung von Warnungen auf der Grundlage ihres Ursprungs und ihrer Auswirkungen unerlässlich und erleichtert ein klares Verständnis der notwendigen Maßnahmen, die für eine effiziente Triage-Phase erforderlich sind. Wenn beispielsweise Warnungen für bösartige Dokumente identifiziert werden, kann die Kategorisierung als Malware dazu führen, dass der betroffene Computer isoliert wird, bis die Bedrohung beseitigt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31:18.55</dc:date>
    <dc:creator>kaos sevdalisi</dc:creator>
    <meta:document-statistic meta:table-count="0" meta:image-count="0" meta:object-count="0" meta:page-count="1" meta:paragraph-count="7" meta:word-count="300" meta:character-count="2444"/>
    <meta:user-defined meta:name="Info 1"/>
    <meta:user-defined meta:name="Info 2"/>
    <meta:user-defined meta:name="Info 3"/>
    <meta:user-defined meta:name="Info 4"/>
  </office:meta>
</office:document-meta>
</file>